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1010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LECCION 8 REFERENCIA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in referencias</text:p>
          </table:table-cell>
        </table:table-row>
        <table:table-row table:style-name="ro1">
          <table:table-cell office:value-type="string" calcext:value-type="string">
            <text:p>Naranja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B3]" office:value-type="float" office:value="12" calcext:value-type="float">
            <text:p>12</text:p>
          </table:table-cell>
          <table:table-cell office:value-type="string" calcext:value-type="string">
            <text:p>con referencias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K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otal</text:p>
          </table:table-cell>
          <table:table-cell table:formula="of:=10+12" office:value-type="float" office:value="22" calcext:value-type="float">
            <text:p>22</text:p>
          </table:table-cell>
          <table:table-cell office:value-type="string" calcext:value-type="string">
            <text:p>sin referencias</text:p>
          </table:table-cell>
        </table:table-row>
        <table:table-row table:style-name="ro1">
          <table:table-cell office:value-type="string" calcext:value-type="string">
            <text:p>Naranja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table:formula="of:=[.B8]+[.B9]" office:value-type="float" office:value="30" calcext:value-type="float">
            <text:p>30</text:p>
          </table:table-cell>
          <table:table-cell office:value-type="string" calcext:value-type="string">
            <text:p>con referencia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['file:///home/tepper/Documentos/08_INVENTARIO.ods'#$Hoja1.B2]+['file:///home/tepper/Documentos/08_INVENTARIO.ods'#$Hoja1.B3]" office:value-type="float" office:value="70" calcext:value-type="float">
            <text:p>70</text:p>
          </table:table-cell>
          <table:table-cell/>
        </table:table-row>
      </table:table>
      <table:table table:name="TOTALES}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ES</text:p>
          </table:table-cell>
          <table:table-cell table:formula="of:=[$'LECCION 8 REFERENCIAS'.B8]+[$'LECCION 8 REFERENCIAS'.B9]" office:value-type="float" office:value="30" calcext:value-type="float">
            <text:p>30</text:p>
          </table:table-cell>
        </table:table-row>
      </table:table>
      <table:table table:name="REFRENCIAS RELATIVA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asto Mensual</text:p>
          </table:table-cell>
          <table:table-cell/>
          <table:table-cell office:value-type="string" calcext:value-type="string">
            <text:p>Persona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uota</text:p>
          </table:table-cell>
          <table:table-cell table:style-name="ce2" table:formula="of:=[#REF!]/[#REF!]" office:value-type="string" office:string-value="" calcext:value-type="error">
            <text:p>#¡REF!</text:p>
          </table:table-cell>
        </table:table-row>
        <table:table-row table:style-name="ro1">
          <table:table-cell/>
          <table:table-cell office:value-type="string" calcext:value-type="string">
            <text:p>Electricidad</text:p>
          </table:table-cell>
          <table:table-cell table:style-name="ce2" office:value-type="currency" office:currency="EUR" office:value="70" calcext:value-type="currency">
            <text:p>70,00 €</text:p>
          </table:table-cell>
          <table:table-cell/>
          <table:table-cell office:value-type="string" calcext:value-type="string">
            <text:p>Gasto Total</text:p>
          </table:table-cell>
          <table:table-cell table:style-name="ce2" table:formula="of:=[.C3]+[.C4]+[.C5]+[.C6]" office:value-type="currency" office:currency="EUR" office:value="190" calcext:value-type="currency">
            <text:p>190,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style-name="ce2" office:value-type="currency" office:currency="EUR" office:value="40" calcext:value-type="currency">
            <text:p>40,00 €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style-name="ce2" office:value-type="currency" office:currency="EUR" office:value="50" calcext:value-type="currency">
            <text:p>50,00 €</text:p>
          </table:table-cell>
          <table:table-cell/>
          <table:table-cell office:value-type="string" calcext:value-type="string">
            <text:p>Cuota</text:p>
          </table:table-cell>
          <table:table-cell table:style-name="ce2" table:formula="of:=[.F3]/[.F2]" office:value-type="currency" office:currency="EUR" office:value="47.5" calcext:value-type="currency">
            <text:p>47,50 €</text:p>
          </table:table-cell>
          <table:table-cell/>
          <table:table-cell office:value-type="string" calcext:value-type="string">
            <text:p>Cuota</text:p>
          </table:table-cell>
          <table:table-cell table:style-name="ce2" table:formula="of:=[.I3]/[.I2]" office:value-type="string" office:string-value="" calcext:value-type="error">
            <text:p>#¡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table:style-name="ce2" office:value-type="currency" office:currency="EUR" office:value="30" calcext:value-type="currency">
            <text:p>30,00 €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uota</text:p>
          </table:table-cell>
          <table:table-cell table:style-name="ce2" table:formula="of:=[.F5]/[.F4]" office:value-type="string" office:string-value="" calcext:value-type="error">
            <text:p>#¡DIV/0!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uota</text:p>
          </table:table-cell>
          <table:table-cell table:number-columns-repeated="6"/>
        </table:table-row>
      </table:table>
      <table:table table:name="REFERENCIAS ABSOLUTA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asto Mensual</text:p>
          </table:table-cell>
          <table:table-cell/>
          <table:table-cell office:value-type="string" calcext:value-type="string">
            <text:p>Persona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uota</text:p>
          </table:table-cell>
          <table:table-cell table:style-name="ce2" table:formula="of:=[.$F$3]/[.$F$2]" office:value-type="currency" office:currency="EUR" office:value="47.5" calcext:value-type="currency">
            <text:p>47,50 €</text:p>
          </table:table-cell>
        </table:table-row>
        <table:table-row table:style-name="ro1">
          <table:table-cell/>
          <table:table-cell office:value-type="string" calcext:value-type="string">
            <text:p>Electricidad</text:p>
          </table:table-cell>
          <table:table-cell table:style-name="ce2" office:value-type="currency" office:currency="EUR" office:value="70" calcext:value-type="currency">
            <text:p>70,00 €</text:p>
          </table:table-cell>
          <table:table-cell/>
          <table:table-cell office:value-type="string" calcext:value-type="string">
            <text:p>Gasto Total</text:p>
          </table:table-cell>
          <table:table-cell table:style-name="ce2" table:formula="of:=[.C3]+[.C4]+[.C5]+[.C6]" office:value-type="currency" office:currency="EUR" office:value="190" calcext:value-type="currency">
            <text:p>190,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style-name="ce2" office:value-type="currency" office:currency="EUR" office:value="40" calcext:value-type="currency">
            <text:p>40,00 €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style-name="ce2" office:value-type="currency" office:currency="EUR" office:value="50" calcext:value-type="currency">
            <text:p>50,00 €</text:p>
          </table:table-cell>
          <table:table-cell/>
          <table:table-cell office:value-type="string" calcext:value-type="string">
            <text:p>Cuota</text:p>
          </table:table-cell>
          <table:table-cell table:style-name="ce2" table:formula="of:=[.$F$3]/[.$F$2]" office:value-type="currency" office:currency="EUR" office:value="47.5" calcext:value-type="currency">
            <text:p>47,50 €</text:p>
          </table:table-cell>
          <table:table-cell/>
          <table:table-cell office:value-type="string" calcext:value-type="string">
            <text:p>Cuota</text:p>
          </table:table-cell>
          <table:table-cell table:style-name="ce2" table:formula="of:=[.$F$3]/[.$F$2]" office:value-type="currency" office:currency="EUR" office:value="47.5" calcext:value-type="currency">
            <text:p>47,5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table:style-name="ce2" office:value-type="currency" office:currency="EUR" office:value="30" calcext:value-type="currency">
            <text:p>30,00 €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uota</text:p>
          </table:table-cell>
          <table:table-cell table:style-name="ce2" table:formula="of:=[.$F$3]/[.$F$2]" office:value-type="currency" office:currency="EUR" office:value="47.5" calcext:value-type="currency">
            <text:p>47,50 €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uota</text:p>
          </table:table-cell>
          <table:table-cell table:style-name="ce2" table:formula="of:=[.$F$3]/[.$F$2]" office:value-type="currency" office:currency="EUR" office:value="47.5" calcext:value-type="currency">
            <text:p>47,50 €</text:p>
          </table:table-cell>
          <table:table-cell table:number-columns-repeated="5"/>
        </table:table-row>
      </table:table>
      <table:table table:name="REFERENCIAS MIXTA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asto Mensual</text:p>
          </table:table-cell>
          <table:table-cell/>
          <table:table-cell office:value-type="string" calcext:value-type="string">
            <text:p>Persona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uota</text:p>
          </table:table-cell>
          <table:table-cell table:style-name="ce2" table:formula="of:=[#REF!]/[#REF!]" office:value-type="string" office:string-value="" calcext:value-type="error">
            <text:p>#¡REF!</text:p>
          </table:table-cell>
        </table:table-row>
        <table:table-row table:style-name="ro1">
          <table:table-cell/>
          <table:table-cell office:value-type="string" calcext:value-type="string">
            <text:p>Electricidad</text:p>
          </table:table-cell>
          <table:table-cell table:style-name="ce2" office:value-type="currency" office:currency="EUR" office:value="70" calcext:value-type="currency">
            <text:p>70,00 €</text:p>
          </table:table-cell>
          <table:table-cell/>
          <table:table-cell office:value-type="string" calcext:value-type="string">
            <text:p>Gasto Total</text:p>
          </table:table-cell>
          <table:table-cell table:style-name="ce2" table:formula="of:=[.C3]+[.C4]+[.C5]+[.C6]" office:value-type="currency" office:currency="EUR" office:value="190" calcext:value-type="currency">
            <text:p>190,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style-name="ce2" office:value-type="currency" office:currency="EUR" office:value="40" calcext:value-type="currency">
            <text:p>40,00 €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style-name="ce2" office:value-type="currency" office:currency="EUR" office:value="50" calcext:value-type="currency">
            <text:p>50,00 €</text:p>
          </table:table-cell>
          <table:table-cell/>
          <table:table-cell office:value-type="string" calcext:value-type="string">
            <text:p>Cuota</text:p>
          </table:table-cell>
          <table:table-cell table:style-name="ce2" table:formula="of:=[.$F3]/[.$F2]" office:value-type="currency" office:currency="EUR" office:value="47.5" calcext:value-type="currency">
            <text:p>47,50 €</text:p>
          </table:table-cell>
          <table:table-cell/>
          <table:table-cell office:value-type="string" calcext:value-type="string">
            <text:p>Cuota</text:p>
          </table:table-cell>
          <table:table-cell table:style-name="ce2" table:formula="of:=[.$F3]/[.$F2]" office:value-type="currency" office:currency="EUR" office:value="47.5" calcext:value-type="currency">
            <text:p>47,5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ua</text:p>
          </table:table-cell>
          <table:table-cell table:style-name="ce2" office:value-type="currency" office:currency="EUR" office:value="30" calcext:value-type="currency">
            <text:p>30,00 €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uota</text:p>
          </table:table-cell>
          <table:table-cell table:style-name="ce2" table:formula="of:=[.$F5]/[.$F4]" office:value-type="string" office:string-value="" calcext:value-type="error">
            <text:p>#¡DIV/0!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uota</text:p>
          </table:table-cell>
          <table:table-cell table:style-name="ce2" table:formula="of:=[.$F6]/[.$F5]" office:value-type="currency" office:currency="EUR" office:value="0" calcext:value-type="currency">
            <text:p>0,00 €</text:p>
          </table:table-cell>
          <table:table-cell table:number-columns-repeated="5"/>
        </table:table-row>
      </table:table>
      <table:table table:name="REFRENCIAS ESQUEMA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FERENCIAS RELATIVAS</text:p>
          </table:table-cell>
          <table:table-cell table:number-columns-repeated="3"/>
          <table:table-cell office:value-type="string" calcext:value-type="string">
            <text:p>REFERENCIAS ABSOLUTAS</text:p>
          </table:table-cell>
          <table:table-cell table:number-columns-repeated="3"/>
          <table:table-cell office:value-type="string" calcext:value-type="string">
            <text:p>REFERENCIAS MIXTAS (COLUMNA FIJA)</text:p>
          </table:table-cell>
          <table:table-cell table:number-columns-repeated="4"/>
          <table:table-cell office:value-type="string" calcext:value-type="string">
            <text:p>REFERENCIAS MIXTAS (FILA FIJA)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formula="of:=[.B1]" office:value-type="float" office:value="0" calcext:value-type="float">
            <text:p>0</text:p>
          </table:table-cell>
          <table:table-cell table:number-columns-repeated="3"/>
          <table:table-cell table:formula="of:=[.$B$2]" office:value-type="float" office:value="21" calcext:value-type="float">
            <text:p>21</text:p>
          </table:table-cell>
          <table:table-cell table:number-columns-repeated="3"/>
          <table:table-cell table:formula="of:=[.$B1]" office:value-type="float" office:value="0" calcext:value-type="float">
            <text:p>0</text:p>
          </table:table-cell>
          <table:table-cell table:number-columns-repeated="4"/>
          <table:table-cell table:formula="of:=[.B$2]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B2]" office:value-type="float" office:value="21" calcext:value-type="float">
            <text:p>21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table:formula="of:=[.$B$2]" office:value-type="float" office:value="21" calcext:value-type="float">
            <text:p>21</text:p>
          </table:table-cell>
          <table:table-cell table:formula="of:=[.$B$2]" office:value-type="float" office:value="21" calcext:value-type="float">
            <text:p>21</text:p>
          </table:table-cell>
          <table:table-cell table:formula="of:=[.$B$2]" office:value-type="float" office:value="21" calcext:value-type="float">
            <text:p>21</text:p>
          </table:table-cell>
          <table:table-cell/>
          <table:table-cell table:formula="of:=[.$B2]" office:value-type="float" office:value="21" calcext:value-type="float">
            <text:p>21</text:p>
          </table:table-cell>
          <table:table-cell table:formula="of:=[.$B2]" office:value-type="float" office:value="21" calcext:value-type="float">
            <text:p>21</text:p>
          </table:table-cell>
          <table:table-cell table:formula="of:=[.$B2]" office:value-type="float" office:value="21" calcext:value-type="float">
            <text:p>21</text:p>
          </table:table-cell>
          <table:table-cell table:number-columns-repeated="2"/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21" calcext:value-type="float">
            <text:p>21</text:p>
          </table:table-cell>
          <table:table-cell table:formula="of:=[.C$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]" office:value-type="float" office:value="0" calcext:value-type="float">
            <text:p>0</text:p>
          </table:table-cell>
          <table:table-cell table:number-columns-repeated="3"/>
          <table:table-cell table:formula="of:=[.$B$2]" office:value-type="float" office:value="21" calcext:value-type="float">
            <text:p>21</text:p>
          </table:table-cell>
          <table:table-cell table:number-columns-repeated="3"/>
          <table:table-cell table:formula="of:=[.$B3]" office:value-type="float" office:value="0" calcext:value-type="float">
            <text:p>0</text:p>
          </table:table-cell>
          <table:table-cell table:number-columns-repeated="4"/>
          <table:table-cell table:formula="of:=[.B$2]" office:value-type="float" office:value="21" calcext:value-type="float">
            <text:p>21</text:p>
          </table:table-cell>
          <table:table-cell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RELLENAR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18]+[.B18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9]+[.B19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A21]+[.B21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2]+[.B2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A23]+[.B23]" office:value-type="float" office:value="0" calcext:value-type="float">
            <text:p>0</text:p>
          </table:table-cell>
          <table:table-cell table:number-columns-repeated="13"/>
        </table:table-row>
      </table:table>
      <table:table table:name="'file:///home/tepper/Documentos/08_INVENTARIO.ods'#Hoja1" table:print="false" table:style-name="ta_extref">
        <table:table-source xlink:type="simple" xlink:href="../08_INVENTARIO.ods" table:table-name="Hoja1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7:58:49.2463898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44:18.312084328</meta:creation-date>
    <meta:generator>LibreOffice/7.1.0.3$Linux_X86_64 LibreOffice_project/f6099ecf3d29644b5008cc8f48f42f4a40986e4c</meta:generator>
    <dc:date>2021-03-05T18:27:09.373094898</dc:date>
    <meta:editing-duration>PT20M53S</meta:editing-duration>
    <meta:editing-cycles>5</meta:editing-cycles>
    <meta:document-statistic meta:table-count="6" meta:cell-count="134" meta:object-count="0"/>
  </office:meta>
</office:document-meta>
</file>